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7eae96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ebce4b" officeooo:paragraph-rsid="011e1c9c" style:font-size-asian="14pt" style:font-size-complex="14pt"/>
    </style:style>
    <style:style style:name="P6" style:family="paragraph" style:parent-style-name="Standard">
      <style:text-properties fo:font-size="14pt" officeooo:rsid="00ffe0c0" officeooo:paragraph-rsid="00fd010c" style:font-size-asian="14pt" style:font-size-complex="14pt"/>
    </style:style>
    <style:style style:name="P7" style:family="paragraph" style:parent-style-name="Standard">
      <style:text-properties fo:font-size="14pt" officeooo:rsid="00ffe0c0" officeooo:paragraph-rsid="00ffe0c0" style:font-size-asian="14pt" style:font-size-complex="14pt"/>
    </style:style>
    <style:style style:name="P8" style:family="paragraph" style:parent-style-name="Standard">
      <style:text-properties fo:font-size="14pt" officeooo:rsid="00ffe0c0" officeooo:paragraph-rsid="010a58d7" style:font-size-asian="14pt" style:font-size-complex="14pt"/>
    </style:style>
    <style:style style:name="P9" style:family="paragraph" style:parent-style-name="Standard">
      <style:text-properties fo:font-size="14pt" officeooo:rsid="00ffe0c0" officeooo:paragraph-rsid="010b562c" style:font-size-asian="14pt" style:font-size-complex="14pt"/>
    </style:style>
    <style:style style:name="P10" style:family="paragraph" style:parent-style-name="Standard">
      <style:text-properties fo:font-size="14pt" officeooo:rsid="00ffe0c0" officeooo:paragraph-rsid="01175757" style:font-size-asian="14pt" style:font-size-complex="14pt"/>
    </style:style>
    <style:style style:name="P11" style:family="paragraph" style:parent-style-name="Standard">
      <style:text-properties fo:font-size="14pt" officeooo:rsid="00ffe0c0" officeooo:paragraph-rsid="0125f8ae" style:font-size-asian="14pt" style:font-size-complex="14pt"/>
    </style:style>
    <style:style style:name="P12" style:family="paragraph" style:parent-style-name="Standard">
      <style:text-properties fo:font-size="14pt" officeooo:rsid="0102c04b" officeooo:paragraph-rsid="0102c04b" style:font-size-asian="14pt" style:font-size-complex="14pt"/>
    </style:style>
    <style:style style:name="P13" style:family="paragraph" style:parent-style-name="Standard">
      <style:text-properties fo:font-size="14pt" officeooo:rsid="0104603e" officeooo:paragraph-rsid="01060e44" style:font-size-asian="14pt" style:font-size-complex="14pt"/>
    </style:style>
    <style:style style:name="P14" style:family="paragraph" style:parent-style-name="Standard">
      <style:text-properties fo:font-size="14pt" officeooo:paragraph-rsid="010a58d7" style:font-size-asian="14pt" style:font-size-complex="14pt"/>
    </style:style>
    <style:style style:name="P15" style:family="paragraph" style:parent-style-name="Standard">
      <style:text-properties fo:font-size="14pt" officeooo:rsid="010a58d7" officeooo:paragraph-rsid="010a58d7" style:font-size-asian="14pt" style:font-size-complex="14pt"/>
    </style:style>
    <style:style style:name="P16" style:family="paragraph" style:parent-style-name="Standard">
      <style:text-properties fo:font-size="14pt" officeooo:rsid="010b562c" officeooo:paragraph-rsid="010b562c" style:font-size-asian="14pt" style:font-size-complex="14pt"/>
    </style:style>
    <style:style style:name="P17" style:family="paragraph" style:parent-style-name="Standard">
      <style:text-properties fo:font-size="14pt" officeooo:rsid="010d765e" officeooo:paragraph-rsid="010d765e" style:font-size-asian="14pt" style:font-size-complex="14pt"/>
    </style:style>
    <style:style style:name="P18" style:family="paragraph" style:parent-style-name="Standard">
      <style:text-properties fo:font-size="14pt" officeooo:rsid="011e1c9c" officeooo:paragraph-rsid="011e1c9c" style:font-size-asian="14pt" style:font-size-complex="14pt"/>
    </style:style>
    <style:style style:name="P19" style:family="paragraph" style:parent-style-name="Standard">
      <style:text-properties fo:font-size="14pt" officeooo:rsid="011fad0f" officeooo:paragraph-rsid="011fad0f" style:font-size-asian="14pt" style:font-size-complex="14pt"/>
    </style:style>
    <style:style style:name="P20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0pt" fo:font-weight="bold" officeooo:paragraph-rsid="00ffe0c0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paragraph-rsid="010a58d7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0pt" fo:font-weight="bold" officeooo:paragraph-rsid="010b562c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0pt" fo:font-weight="bold" officeooo:paragraph-rsid="01175757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20pt" fo:font-weight="bold" officeooo:paragraph-rsid="0125f8ae" style:font-size-asian="20pt" style:font-weight-asian="bold" style:font-size-complex="20pt" style:font-weight-complex="bold"/>
    </style:style>
    <style:style style:name="P27" style:family="paragraph" style:parent-style-name="Standard">
      <style:text-properties style:text-position="0% 100%" fo:font-size="14pt" officeooo:rsid="00ffe0c0" officeooo:paragraph-rsid="00ffe0c0" style:font-size-asian="14pt" style:font-size-complex="14pt"/>
    </style:style>
    <style:style style:name="P28" style:family="paragraph" style:parent-style-name="Standard">
      <style:text-properties style:text-position="0% 100%" fo:font-size="14pt" officeooo:rsid="01060e44" officeooo:paragraph-rsid="01060e44" style:font-size-asian="14pt" style:font-size-complex="14pt"/>
    </style:style>
    <style:style style:name="P29" style:family="paragraph" style:parent-style-name="Standard">
      <style:text-properties style:text-position="0% 100%" fo:font-size="14pt" officeooo:rsid="01080104" officeooo:paragraph-rsid="01080104" style:font-size-asian="14pt" style:font-size-complex="14pt"/>
    </style:style>
    <style:style style:name="P30" style:family="paragraph" style:parent-style-name="Standard">
      <style:text-properties style:text-position="0% 100%" fo:font-size="14pt" officeooo:rsid="01234795" officeooo:paragraph-rsid="012485cd" style:font-size-asian="14pt" style:font-size-complex="14pt"/>
    </style:style>
    <style:style style:name="P31" style:family="paragraph" style:parent-style-name="Standard">
      <style:text-properties style:text-position="0% 100%" fo:font-size="14pt" officeooo:rsid="012485cd" officeooo:paragraph-rsid="012485cd" style:font-size-asian="14pt" style:font-size-complex="14pt"/>
    </style:style>
    <style:style style:name="P32" style:family="paragraph" style:parent-style-name="Standard">
      <style:text-properties style:text-position="0% 100%" fo:font-size="14pt" officeooo:rsid="0122a740" officeooo:paragraph-rsid="0122a740" style:font-size-asian="14pt" style:font-size-complex="14pt"/>
    </style:style>
    <style:style style:name="P33" style:family="paragraph" style:parent-style-name="Standard">
      <style:text-properties style:text-position="0% 100%" fo:font-size="14pt" officeooo:rsid="0125f8ae" officeooo:paragraph-rsid="0125f8ae" style:font-size-asian="14pt" style:font-size-complex="14pt"/>
    </style:style>
    <style:style style:name="P34" style:family="paragraph" style:parent-style-name="Standard">
      <style:text-properties style:text-position="0% 100%" fo:font-size="14pt" fo:font-weight="normal" officeooo:rsid="010a58d7" officeooo:paragraph-rsid="010a58d7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text-position="0% 100%" fo:font-size="14pt" fo:font-style="italic" style:text-underline-style="solid" style:text-underline-width="auto" style:text-underline-color="font-color" fo:font-weight="bold" officeooo:rsid="01276bb4" officeooo:paragraph-rsid="01276bb4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style:text-position="0% 100%" style:font-name="Liberation Serif" fo:font-size="14pt" fo:font-weight="normal" officeooo:rsid="01148a4e" officeooo:paragraph-rsid="01148a4e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text-position="0% 100%" style:font-name="Liberation Serif" fo:font-size="14pt" fo:font-weight="normal" officeooo:rsid="01234795" officeooo:paragraph-rsid="012485cd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text-position="0% 100%" style:font-name="Liberation Serif" fo:font-size="14pt" fo:font-weight="normal" officeooo:rsid="012485cd" officeooo:paragraph-rsid="0122a740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text-position="0% 100%" style:font-name="Liberation Serif" fo:font-size="14pt" fo:font-weight="normal" officeooo:rsid="012485cd" officeooo:paragraph-rsid="012485cd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text-position="0% 100%" style:font-name="Liberation Serif" fo:font-size="14pt" fo:font-weight="normal" officeooo:rsid="0125f8ae" officeooo:paragraph-rsid="0125f8ae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text-position="0% 100%" style:font-name="Liberation Serif" fo:font-size="14pt" fo:font-style="normal" fo:font-weight="normal" officeooo:rsid="01276bb4" officeooo:paragraph-rsid="01276bb4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style:text-position="0% 100%" style:font-name="Liberation Serif" fo:font-size="14pt" fo:font-style="normal" style:text-underline-style="none" fo:font-weight="normal" officeooo:rsid="012799e3" officeooo:paragraph-rsid="01276bb4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style:text-position="0% 100%" fo:font-size="14pt" officeooo:rsid="01276bb4" officeooo:paragraph-rsid="01276bb4" style:font-size-asian="14pt" style:font-size-complex="14pt"/>
    </style:style>
    <style:style style:name="P44" style:family="paragraph" style:parent-style-name="Standard">
      <style:text-properties style:text-position="0% 100%" fo:font-size="14pt" officeooo:rsid="01296698" officeooo:paragraph-rsid="01296698" style:font-size-asian="14pt" style:font-size-complex="14pt"/>
    </style:style>
    <style:style style:name="T1" style:family="text">
      <style:text-properties officeooo:rsid="00c71413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super 58%" style:font-name="Liberation Serif" fo:font-weight="normal" style:font-weight-asian="normal" style:font-weight-complex="normal"/>
    </style:style>
    <style:style style:name="T5" style:family="text">
      <style:text-properties style:text-position="super 58%" style:font-name="Liberation Serif" fo:font-weight="normal" officeooo:rsid="012485cd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105fb01"/>
    </style:style>
    <style:style style:name="T8" style:family="text">
      <style:text-properties style:text-position="0% 100%" officeooo:rsid="01060e44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fo:font-weight="normal" officeooo:rsid="010b562c" style:font-weight-asian="normal" style:font-weight-complex="normal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style:text-position="0% 100%" officeooo:rsid="010d9a8d"/>
    </style:style>
    <style:style style:name="T13" style:family="text">
      <style:text-properties style:text-position="0% 100%" officeooo:rsid="010dc27e"/>
    </style:style>
    <style:style style:name="T14" style:family="text">
      <style:text-properties style:text-position="0% 100%" officeooo:rsid="01211a09"/>
    </style:style>
    <style:style style:name="T15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position="0% 100%" style:text-underline-style="solid" style:text-underline-width="auto" style:text-underline-color="font-color" fo:font-weight="bold" officeooo:rsid="0105fb01" style:font-weight-asian="bold" style:font-weight-complex="bold"/>
    </style:style>
    <style:style style:name="T17" style:family="text">
      <style:text-properties style:text-position="0% 100%" style:text-underline-style="solid" style:text-underline-width="auto" style:text-underline-color="font-color" fo:font-weight="bold" officeooo:rsid="0122a740" style:font-weight-asian="bold" style:font-weight-complex="bold"/>
    </style:style>
    <style:style style:name="T18" style:family="text">
      <style:text-properties style:text-position="0% 100%" style:text-underline-style="solid" style:text-underline-width="auto" style:text-underline-color="font-color" fo:font-weight="bold" officeooo:rsid="01211a09" style:font-weight-asian="bold" style:font-weight-complex="bold"/>
    </style:style>
    <style:style style:name="T19" style:family="text">
      <style:text-properties style:text-position="0% 100%" style:text-underline-style="solid" style:text-underline-width="auto" style:text-underline-color="font-color" fo:font-weight="bold" officeooo:rsid="01234795" style:font-weight-asian="bold" style:font-weight-complex="bold"/>
    </style:style>
    <style:style style:name="T20" style:family="text">
      <style:text-properties officeooo:rsid="01060e44"/>
    </style:style>
    <style:style style:name="T21" style:family="text">
      <style:text-properties officeooo:rsid="010a58d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10b562c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10b562c"/>
    </style:style>
    <style:style style:name="T26" style:family="text">
      <style:text-properties officeooo:rsid="010bc5b1"/>
    </style:style>
    <style:style style:name="T27" style:family="text">
      <style:text-properties officeooo:rsid="010d765e"/>
    </style:style>
    <style:style style:name="T28" style:family="text">
      <style:text-properties officeooo:rsid="010d9451"/>
    </style:style>
    <style:style style:name="T29" style:family="text">
      <style:text-properties officeooo:rsid="01175757"/>
    </style:style>
    <style:style style:name="T30" style:family="text">
      <style:text-properties officeooo:rsid="011d072e"/>
    </style:style>
    <style:style style:name="T31" style:family="text">
      <style:text-properties officeooo:rsid="011e1c9c"/>
    </style:style>
    <style:style style:name="T32" style:family="text">
      <style:text-properties officeooo:rsid="011fad0f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1060e44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1211a09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10c59d9" style:font-weight-asian="bold" style:font-weight-complex="bold"/>
    </style:style>
    <style:style style:name="T37" style:family="text">
      <style:text-properties officeooo:rsid="0122a740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font-weight="normal" style:font-weight-asian="normal" style:font-weight-complex="normal"/>
    </style:style>
    <style:style style:name="T40" style:family="text">
      <style:text-properties style:font-name="Liberation Serif" fo:font-weight="normal" officeooo:rsid="0124728a" style:font-weight-asian="normal" style:font-weight-complex="normal"/>
    </style:style>
    <style:style style:name="T41" style:family="text">
      <style:text-properties style:font-name="Liberation Serif" fo:font-weight="normal" officeooo:rsid="012485cd" style:font-weight-asian="normal" style:font-weight-complex="normal"/>
    </style:style>
    <style:style style:name="T42" style:family="text">
      <style:text-properties style:font-name="Liberation Serif" fo:font-weight="normal" officeooo:rsid="01234795" style:font-weight-asian="normal" style:font-weight-complex="normal"/>
    </style:style>
    <style:style style:name="T43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style:font-name="Liberation Serif" style:text-underline-style="none"/>
    </style:style>
    <style:style style:name="T47" style:family="text">
      <style:text-properties style:font-name="Liberation Serif" style:text-underline-style="none" officeooo:rsid="012799e3"/>
    </style:style>
    <style:style style:name="T48" style:family="text">
      <style:text-properties officeooo:rsid="0125f8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1">Multiple extraction</text:span>.</text:p>
      <text:p text:style-name="P1">Richard Parker <text:span text:style-name="T31">22.1</text:span>.201<text:span text:style-name="T1">8</text:span></text:p>
      <text:p text:style-name="P20"/>
      <text:p text:style-name="P21">Section 1 – Introduction</text:p>
      <text:p text:style-name="P4"/>
      <text:p text:style-name="P18">This document is a design document for the extraction of multiple field elements from vectors, aimed at small scale Gaussian and matrix multiplication, "nuts" where the HPMI is too much of a sledge-hammer. <text:s/>There are several slightly different use-cases to be covered.</text:p>
      <text:p text:style-name="P18"/>
      <text:p text:style-name="P19">The initial pressure comes from Gaussian Elimination, <text:span text:style-name="T31">where the "pool" manipulation can aim to make the extracted entries consecutive, and will </text:span>often<text:span text:style-name="T31"> succeed if the matrix is "well-conditioned", but must work for arbitrary columns.</text:span></text:p>
      <text:p text:style-name="P5"/>
      <text:p text:style-name="P18"><text:span text:style-name="T32">A second important</text:span> <text:span text:style-name="T32">use-</text:span>case is for matrix multiplication of matrices too small to be worth all the conversions of the HPMI. <text:s/>In this case one wishes to extract a few consecutive entries into a single word which will be used to look-up in a grease table. <text:s/>At the 100 x 100 scale, for example, the same entries would be extracted from each of 100 consecutive vectors. </text:p>
      <text:p text:style-name="P18"/>
      <text:p text:style-name="P18">A third case is expected to be for multiplication by a "sparsified" matrix, where again the entries will often be consecutive, but this cannot be relied upon.</text:p>
      <text:p text:style-name="P18"/>
      <text:p text:style-name="P18">A fourth case may well arise soon, where the vectors represent polynomials to be multiplied or a GCD computed, though the design of this is not sufficiently well advanced to influence things here.</text:p>
      <text:p text:style-name="P18"/>
      <text:p text:style-name="P19">In all cases, the same entries are extracted from multiple vectors. <text:s/>In the second and fourth case, it is probably always true that the extracted entries are consecutive.</text:p>
      <text:p text:style-name="P19"/>
      <text:p text:style-name="P19">If the entries extracted are a,b,c... in a field of order q, the result is a+bq+c.q<text:span text:style-name="T2">2</text:span><text:span text:style-name="T6">+...</text:span> </text:p>
      <text:p text:style-name="P6"/>
      <text:p text:style-name="P23">Section <text:span text:style-name="T21">2</text:span> – <text:span text:style-name="T21">Prototypes.</text:span></text:p>
      <text:p text:style-name="P14"/>
      <text:p text:style-name="P15"><text:span text:style-name="T22">int MakeMex(DSPACE * ds, uint64_t </text:span><text:span text:style-name="T23">* </text:span><text:span text:style-name="T22">cols, uint64_t nocols, uint32_t * mex) </text:span>to convert the list <text:span text:style-name="T22">cols</text:span><text:span text:style-name="T24"> of columns, where there are </text:span><text:span text:style-name="T22">nocols</text:span><text:span text:style-name="T24"> in the list, over the space </text:span><text:span text:style-name="T22">ds</text:span><text:span text:style-name="T24"> (and implicitly the field, including the extension/ground flag) and to make an array </text:span><text:span text:style-name="T22">mex</text:span><text:span text:style-name="T24"> of uint32_t values suitable for passing to pcmex to extract those columns. <text:s/>The number of entries occupied in the mex array is returned. <text:s/>In principle, the system is limited to 32-bit returns and vectors that fit in 2</text:span><text:span text:style-name="T3">32</text:span><text:span text:style-name="T9"> bytes, though the exact restrictions are, in some cases, looser. <text:s/>If an invalid call is made, the </text:span><text:soft-page-break/><text:span text:style-name="T9">program will exit.</text:span><text:span text:style-name="T10"> <text:s/>It is not possible to use more than 129 entries in the mex array, and a much smaller maximum can usually be readily computed. <text:s/>The input "cols" array must be sorted into increasing order.</text:span></text:p>
      <text:p text:style-name="P34"/>
      <text:p text:style-name="P15"><text:span text:style-name="T11">uint64_t pcmex(uint32_t mex, Dfmt * a</text:span><text:span text:style-name="T9">) to extract the columns as indicated in the mex array from the vector a and return all the values in the uint64_t as a+bq+cq</text:span><text:span text:style-name="T3">2</text:span><text:span text:style-name="T9">... where q is the order of the field, or the order of the ground field if the space was set to this.</text:span><text:span text:style-name="T10"> <text:s/>The return value is little-endian - the value 'a' corresponds to the first column in the cols array input to MakeMex.</text:span></text:p>
      <text:p text:style-name="P8"/>
      <text:p text:style-name="P24">Section <text:span text:style-name="T25">3</text:span> – <text:span text:style-name="T25">Performance and usage.</text:span></text:p>
      <text:p text:style-name="P9"/>
      <text:p text:style-name="P16">The MakeMex/pcmex routine pair is intended to form a faster way than DUnpak to extract a few entries (or indeed only one) from a vector when the same entry/entries are to be extracted from several vectors. <text:s/>It is particularly fast when complete bytes are to be extracted, and is also fairly fast if consecutive entries (from a single byte) are to be extracted. <text:s/>Hence, for example, the fastest extraction for very small fields are where the 'cols' array specifies precisely that all the entries are to be extracted from a single byte. <text:s/>One primary area of application is expected to be in Gaussian elimination, where a "well-conditioned" matrix is likely to have the pivots consecutive and these can often be arranged to be complete bytes, yet if th matrix is not well-conditioned, we still need the program to work correctly and at good performance.</text:p>
      <text:p text:style-name="P16"/>
      <text:p text:style-name="P17">As a rough guide to performance, it should take about three clocks for a call plus three clocks for each consecutive batch (from a byte) or three clocks per entry (when they take up a whole byte or more). <text:s/>Hence the speedup over DUnpak should range from about the same speed (for uint64_t field elements) through a factor of about 10 (for smallish fields) to a factor approaching 100 (when all 8 bits of a byte are extracted mod 2).</text:p>
      <text:p text:style-name="P6"/>
      <text:p text:style-name="P22">Section <text:span text:style-name="T25">4</text:span> – <text:span text:style-name="T21">pcmex MODEs.</text:span></text:p>
      <text:p text:style-name="P7"/>
      <text:p text:style-name="P7">The first word of the mex array is called the MODE word, and chooses between the various ways in which the extraction is performed. <text:s/>It is often expressed as two hexadecimal digits.</text:p>
      <text:p text:style-name="P7"/>
      <text:p text:style-name="P12">It seems fairly clear that the most important case is the fetching of one or two bytes for the Gaussian elimination cleaning of the matrix by a batch of columns, where the batch has been selected from a pool of rows aiming to hit the byte extraction case.<text:span text:style-name="T20"> <text:s/>This is check by the instruction TEST 0x70.</text:span></text:p>
      <text:p text:style-name="P7"/>
      <text:p text:style-name="P7"><text:span text:style-name="T33">MODE</text:span><text:span text:style-name="T34"> (</text:span><text:span text:style-name="T33">01 - 0F</text:span><text:span text:style-name="T34">)</text:span><text:span text:style-name="T35">;</text:span><text:span text:style-name="T20"> </text:span>M<text:span text:style-name="T20"> (Multiplier);</text:span> <text:s/>IX1<text:span text:style-name="T20"> (first byte index); </text:span>IX2<text:span text:style-name="T20"> (second byte index); </text:span><text:s/>. . .</text:p>
      <text:p text:style-name="P7"/>
      <text:p text:style-name="P7">1-15 bytes are extracted as indexed by the byte displacements IX1, IX2 etc. For example if MODE=03 the result is a[IX1]+M*a[IX2]+M<text:span text:style-name="T2">2</text:span><text:span text:style-name="T6">*a[IX3]. <text:s/>If MODE=01 the multiplier is present but not used.</text:span></text:p>
      <text:p text:style-name="P27"/>
      <text:p text:style-name="P28"><text:soft-page-break/>The second mode of the switch statement is the general case for extracting multiple blocks of<text:span text:style-name="T30"> </text:span>entries from one or more bytes. <text:s/></text:p>
      <text:p text:style-name="P28"/>
      <text:p text:style-name="P37"><text:span text:style-name="T33">MODE (10);</text:span> a[IX1]*M1(64)&gt;&gt;32+{a[IX1+1]*M2(32)*M3(64)&gt;&gt;32}*M4</text:p>
      <text:p text:style-name="P30"><text:span text:style-name="T39">This extracts consecutive entries at the end of one byte and the beginning of the next, saving a multiply (first part is in the high-order position) and an indirection (IX+1 used for the next byte). <text:s/>Hence this important case can be done</text:span><text:span text:style-name="T41"> a bit faster by using mode 10</text:span><text:span text:style-name="T39">. <text:s/>It would normally be the main case used in matrix multiplication and </text:span><text:span text:style-name="T40">polynomials.</text:span></text:p>
      <text:p text:style-name="P31"><text:span text:style-name="T40">M</text:span><text:span text:style-name="T39">odes 11-1F are reserved for future use for other special cases if the need arises.</text:span></text:p>
      <text:p text:style-name="P28"/>
      <text:p text:style-name="P13"><text:span text:style-name="T15">MODE</text:span><text:span text:style-name="T19"> (</text:span><text:span text:style-name="T16">2</text:span><text:span text:style-name="T15">1</text:span><text:span text:style-name="T17">-2F</text:span><text:span text:style-name="T19">)</text:span><text:span text:style-name="T18">;</text:span><text:span text:style-name="T6"> <text:s/>M1</text:span><text:span text:style-name="T14">;</text:span><text:span text:style-name="T6"> </text:span><text:span text:style-name="T12">IX1</text:span><text:span text:style-name="T14">;</text:span><text:span text:style-name="T6"> </text:span><text:span text:style-name="T12">M2</text:span><text:span text:style-name="T14">;</text:span><text:span text:style-name="T13"> &lt;spare&gt;</text:span><text:span text:style-name="T14">;</text:span><text:span text:style-name="T8"> <text:s/></text:span><text:span text:style-name="T6">Return a[IX1]*M1(32)*M2(64)&gt;&gt;32. <text:s/>This can be used to return any subset of consecutive entries from a single byte.</text:span></text:p>
      <text:p text:style-name="P13"><text:span text:style-name="T7">MODE 22-3F </text:span><text:span text:style-name="T6">After this, a sequence of M1</text:span><text:span text:style-name="T14">;</text:span><text:span text:style-name="T6"> </text:span><text:span text:style-name="T13">IX</text:span><text:span text:style-name="T14">;</text:span><text:span text:style-name="T13"> </text:span><text:span text:style-name="T6">M2</text:span><text:span text:style-name="T14">;</text:span><text:span text:style-name="T6"> M3</text:span><text:span text:style-name="T14">;</text:span><text:span text:style-name="T6"> quadruples comes, adding </text:span></text:p>
      <text:p text:style-name="P13"><text:span text:style-name="T6">a[IX]*M1(32)*M2(64)&gt;&gt;32*M3 into the collection.</text:span><text:span text:style-name="T7"> <text:s/>Notice that M3 is 32-bits long</text:span><text:span text:style-name="T14"> (though it is multiplied at 64-bit length)</text:span><text:span text:style-name="T7">, which limits the number of entries that can be accumulated</text:span><text:span text:style-name="T8">, which is anyway limited to 15 blocks. <text:s/>Notice that the IX numbers may not all be distinct, allowing multiple blocks to be extracted from the same byte.</text:span></text:p>
      <text:p text:style-name="P28"/>
      <text:p text:style-name="P29">The <text:span text:style-name="T30">last</text:span> case of the switch statement caters for fields of order at least 257.</text:p>
      <text:p text:style-name="P29"/>
      <text:p text:style-name="P29"><text:span text:style-name="T33">MODE (41-47);</text:span> <text:s/>M1; <text:s/>IX1; <text:s/>IX2; . . . IXN.</text:p>
      <text:p text:style-name="P29">This takes up to seven 16-bit quantities and accumulates them multiplied by powers of M1.</text:p>
      <text:p text:style-name="P29"><text:span text:style-name="T33">MODE (4</text:span><text:span text:style-name="T36">9</text:span><text:span text:style-name="T33">-4</text:span><text:span text:style-name="T36">B</text:span><text:span text:style-name="T33">);</text:span> <text:s/>M1; <text:s/>IX1; <text:s/>IX2; . . . IXN.</text:p>
      <text:p text:style-name="P29">This takes up to three 32-bit quantities and accumulates them multiplied by powers of M1.</text:p>
      <text:p text:style-name="P29"><text:span text:style-name="T33">MODE (4D);</text:span> <text:span text:style-name="T28">&lt;spare&gt;; </text:span>IX1;</text:p>
      <text:p text:style-name="P29">This returns the <text:span text:style-name="T26">64-bit </text:span>entry whose index is IX1.</text:p>
      <text:p text:style-name="P29"><text:span text:style-name="T33">MODE (4E);</text:span><text:span text:style-name="T27"> &lt;spare&gt;; &lt;spare&gt;; <text:s/></text:span>This always returns zero.</text:p>
      <text:p text:style-name="P36"/>
      <text:p text:style-name="P25">Section <text:span text:style-name="T29">5</text:span> –<text:span text:style-name="T37"> Possible later enhancements.</text:span></text:p>
      <text:p text:style-name="P10"/>
      <text:p text:style-name="P32"><text:span text:style-name="T39">At the moment, extraction is limited to vectors of at most 2</text:span><text:span text:style-name="T4">32</text:span><text:span text:style-name="T39"> storage units. <text:s/>This is always sufficient for vectors up to 2</text:span><text:span text:style-name="T4">32</text:span><text:span text:style-name="T39"> dimensions and is probably adequate, but in principle meataxe64 allows for vectors up to 2</text:span><text:span text:style-name="T4">64</text:span><text:span text:style-name="T39"> dimensions, </text:span><text:span text:style-name="T42">and in the end this may become critical.</text:span><text:span text:style-name="T41"> <text:s/>Further modes would need to be added to pcmex if this were required, but at the moment, pcmex is limited to 2</text:span><text:span text:style-name="T5">32</text:span><text:span text:style-name="T41"> storage units.</text:span></text:p>
      <text:p text:style-name="P38"/>
      <text:p text:style-name="P39">It may be possible to speed up important use cases by utilizing modes 11-1F.</text:p>
      <text:p text:style-name="P39"/>
      <text:p text:style-name="P26">Section <text:span text:style-name="T48">6</text:span> –<text:span text:style-name="T37"> MakeMex design.</text:span></text:p>
      <text:p text:style-name="P11"/>
      <text:p text:style-name="P33"><text:span text:style-name="T39">The first case to consider is where the field order is 17 or more, in which case there isn't much difficulty. <text:s/>The indexes are simply the column numbers as they came in, and the multiplier is simply the field order. <text:s/>Notice that this is true also in the 16, 32 and 64 bit modes - the indexes </text:span><text:soft-page-break/><text:span text:style-name="T39">are multiplied by 2,4,8 in the addressing modes, so the entries in the mex structure really are the column numbers.</text:span></text:p>
      <text:p text:style-name="P40"/>
      <text:p text:style-name="P43"><text:span text:style-name="T39">The remaining cases need the list of column numbers to be pre-processed into byte/displacement/count form. <text:s/>We wish to make a list of the chunks, where each chunk comes from the same byte and is consecutive. <text:s/>We need to know which byte it comes from, how many from the front are </text:span><text:span text:style-name="T43">not</text:span><text:span text:style-name="T44"> included, and how many there are in the chunk. <text:s/>This routine does a switch statement on entbyte, so that division by 3 and 5 are by constants (so that gcc compiles them into Barrett) and that the rest are shifts. <text:s/>No more than 15 chunks will be allowed.</text:span></text:p>
      <text:p text:style-name="P43"><text:span text:style-name="T44"/></text:p>
      <text:p text:style-name="P44"><text:span text:style-name="T45">int bytedisp(DSPACE * ds, uint64_t *cols, uint64_t nocols, uint64_t *bdisp, int * first, <text:s text:c="4"/>int * len)</text:span><text:span text:style-name="T44"> to take the list of cols, and convert it into a list of "chunks" where each chunk consists of a contiguous set of columns all within the same byte. <text:s/>The "bdisp" is set to the byte displacement of the byte containing the chunk, the corresponding element of the "first" array is set to the position (i.e. col%entbyte) and the corresponding element of the "len" array is set to the number of columns in the chunk. <text:s/>The number of chunks is returned. <text:s text:c="2"/></text:span></text:p>
      <text:p text:style-name="P41"/>
      <text:p text:style-name="P35"><text:span text:style-name="T38">TBD</text:span><text:span text:style-name="T46"> I wonder whether I should be allowing more chunks? <text:s/>There is no shortage of uint32_t values, after all</text:span><text:span text:style-name="T47">.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8-01-23T13:01:43.804153946</dc:date>
    <meta:editing-duration>P4DT11H10M27S</meta:editing-duration>
    <meta:editing-cycles>452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4" meta:paragraph-count="45" meta:word-count="1498" meta:character-count="8639" meta:non-whitespace-character-count="7124"/>
  </office:meta>
</office:document-meta>
</file>